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68.2pt"/>
    </style:style>
    <style:style style:name="co3" style:family="table-column">
      <style:table-column-properties fo:break-before="auto" style:column-width="45.3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83.85pt"/>
    </style:style>
    <style:style style:name="co8" style:family="table-column">
      <style:table-column-properties fo:break-before="auto" style:column-width="79.65pt"/>
    </style:style>
    <style:style style:name="co9" style:family="table-column">
      <style:table-column-properties fo:break-before="auto" style:column-width="114.55pt"/>
    </style:style>
    <style:style style:name="co10" style:family="table-column">
      <style:table-column-properties fo:break-before="auto" style:column-width="124.16pt"/>
    </style:style>
    <style:style style:name="co11" style:family="table-column">
      <style:table-column-properties fo:break-before="auto" style:column-width="120.56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129.54pt"/>
    </style:style>
    <style:style style:name="co16" style:family="table-column">
      <style:table-column-properties fo:break-before="auto" style:column-width="148.8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b-vanet-3d_154194024019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Nodes disabled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Vehicles on circ</text:p>
          </table:table-cell>
          <table:table-cell office:value-type="string" calcext:value-type="string">
            <text:p>Total vehicles coverage</text:p>
          </table:table-cell>
          <table:table-cell office:value-type="string" calcext:value-type="string">
            <text:p>Vehicles 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Mean hops</text:p>
          </table:table-cell>
          <table:table-cell office:value-type="string" calcext:value-type="string">
            <text:p>Mean 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office:value-type="string" calcext:value-type="string">
            <text:p>Messages sent by sensors</text:p>
          </table:table-cell>
          <table:table-cell office:value-type="string" calcext:value-type="string">
            <text:p>Messages received by sens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970530000" calcext:value-type="float">
            <text:p>1970530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248.667" calcext:value-type="float">
            <text:p>248.667</text:p>
          </table:table-cell>
          <table:table-cell office:value-type="float" office:value="25" calcext:value-type="float">
            <text:p>2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3006660000" calcext:value-type="float">
            <text:p>3006660000</text:p>
          </table:table-cell>
          <table:table-cell office:value-type="float" office:value="1.72727" calcext:value-type="float">
            <text:p>1.72727</text:p>
          </table:table-cell>
          <table:table-cell office:value-type="float" office:value="384.727" calcext:value-type="float">
            <text:p>384.727</text:p>
          </table:table-cell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2242730000" calcext:value-type="float">
            <text:p>2242730000</text:p>
          </table:table-cell>
          <table:table-cell office:value-type="float" office:value="2.44444" calcext:value-type="float">
            <text:p>2.44444</text:p>
          </table:table-cell>
          <table:table-cell office:value-type="float" office:value="236.778" calcext:value-type="float">
            <text:p>236.778</text:p>
          </table:table-cell>
          <table:table-cell office:value-type="float" office:value="33" calcext:value-type="float">
            <text:p>33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62877000000" calcext:value-type="float">
            <text:p>162877000000</text:p>
          </table:table-cell>
          <table:table-cell office:value-type="float" office:value="1.5625" calcext:value-type="float">
            <text:p>1.5625</text:p>
          </table:table-cell>
          <table:table-cell office:value-type="float" office:value="175972000" calcext:value-type="float">
            <text:p>175972000</text:p>
          </table:table-cell>
          <table:table-cell office:value-type="float" office:value="36" calcext:value-type="float">
            <text:p>36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443910000" calcext:value-type="float">
            <text:p>2443910000</text:p>
          </table:table-cell>
          <table:table-cell office:value-type="float" office:value="2.09091" calcext:value-type="float">
            <text:p>2.09091</text:p>
          </table:table-cell>
          <table:table-cell office:value-type="float" office:value="256.818" calcext:value-type="float">
            <text:p>256.818</text:p>
          </table:table-cell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1878050000" calcext:value-type="float">
            <text:p>1878050000</text:p>
          </table:table-cell>
          <table:table-cell office:value-type="float" office:value="1.91667" calcext:value-type="float">
            <text:p>1.91667</text:p>
          </table:table-cell>
          <table:table-cell office:value-type="float" office:value="226.75" calcext:value-type="float">
            <text:p>226.75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3772420000" calcext:value-type="float">
            <text:p>3772420000</text:p>
          </table:table-cell>
          <table:table-cell office:value-type="float" office:value="1.78571" calcext:value-type="float">
            <text:p>1.78571</text:p>
          </table:table-cell>
          <table:table-cell office:value-type="float" office:value="503.071" calcext:value-type="float">
            <text:p>503.071</text:p>
          </table:table-cell>
          <table:table-cell office:value-type="float" office:value="30" calcext:value-type="float">
            <text:p>3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float" office:value="164573000000" calcext:value-type="float">
            <text:p>164573000000</text:p>
          </table:table-cell>
          <table:table-cell office:value-type="float" office:value="1.91304" calcext:value-type="float">
            <text:p>1.91304</text:p>
          </table:table-cell>
          <table:table-cell office:value-type="float" office:value="16322000" calcext:value-type="float">
            <text:p>16322000</text:p>
          </table:table-cell>
          <table:table-cell office:value-type="float" office:value="52" calcext:value-type="float">
            <text:p>52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2118950000" calcext:value-type="float">
            <text:p>2118950000</text:p>
          </table:table-cell>
          <table:table-cell office:value-type="float" office:value="2.05263" calcext:value-type="float">
            <text:p>2.05263</text:p>
          </table:table-cell>
          <table:table-cell office:value-type="float" office:value="243.158" calcext:value-type="float">
            <text:p>243.158</text:p>
          </table:table-cell>
          <table:table-cell office:value-type="float" office:value="43" calcext:value-type="float">
            <text:p>43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4068780000" calcext:value-type="float">
            <text:p>4068780000</text:p>
          </table:table-cell>
          <table:table-cell office:value-type="float" office:value="2.17647" calcext:value-type="float">
            <text:p>2.17647</text:p>
          </table:table-cell>
          <table:table-cell office:value-type="float" office:value="530.706" calcext:value-type="float">
            <text:p>530.706</text:p>
          </table:table-cell>
          <table:table-cell office:value-type="float" office:value="37" calcext:value-type="float">
            <text:p>37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2910070000" calcext:value-type="float">
            <text:p>2910070000</text:p>
          </table:table-cell>
          <table:table-cell office:value-type="float" office:value="1.77778" calcext:value-type="float">
            <text:p>1.77778</text:p>
          </table:table-cell>
          <table:table-cell office:value-type="float" office:value="376.778" calcext:value-type="float">
            <text:p>376.778</text:p>
          </table:table-cell>
          <table:table-cell office:value-type="float" office:value="30" calcext:value-type="float">
            <text:p>30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4082040000" calcext:value-type="float">
            <text:p>4082040000</text:p>
          </table:table-cell>
          <table:table-cell office:value-type="float" office:value="2.53333" calcext:value-type="float">
            <text:p>2.53333</text:p>
          </table:table-cell>
          <table:table-cell office:value-type="float" office:value="520.067" calcext:value-type="float">
            <text:p>520.067</text:p>
          </table:table-cell>
          <table:table-cell office:value-type="float" office:value="42" calcext:value-type="float">
            <text:p>42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3389400000" calcext:value-type="float">
            <text:p>3389400000</text:p>
          </table:table-cell>
          <table:table-cell office:value-type="float" office:value="2" calcext:value-type="float">
            <text:p>2</text:p>
          </table:table-cell>
          <table:table-cell office:value-type="float" office:value="432.125" calcext:value-type="float">
            <text:p>432.125</text:p>
          </table:table-cell>
          <table:table-cell office:value-type="float" office:value="43" calcext:value-type="float">
            <text:p>43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office:value-type="float" office:value="3398370000" calcext:value-type="float">
            <text:p>3398370000</text:p>
          </table:table-cell>
          <table:table-cell office:value-type="float" office:value="1.89474" calcext:value-type="float">
            <text:p>1.89474</text:p>
          </table:table-cell>
          <table:table-cell office:value-type="float" office:value="452.895" calcext:value-type="float">
            <text:p>452.895</text:p>
          </table:table-cell>
          <table:table-cell office:value-type="float" office:value="46" calcext:value-type="float">
            <text:p>46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5234340000" calcext:value-type="float">
            <text:p>5234340000</text:p>
          </table:table-cell>
          <table:table-cell office:value-type="float" office:value="2.57143" calcext:value-type="float">
            <text:p>2.57143</text:p>
          </table:table-cell>
          <table:table-cell office:value-type="float" office:value="689.143" calcext:value-type="float">
            <text:p>689.143</text:p>
          </table:table-cell>
          <table:table-cell office:value-type="float" office:value="39" calcext:value-type="float">
            <text:p>39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5057800000" calcext:value-type="float">
            <text:p>5057800000</text:p>
          </table:table-cell>
          <table:table-cell office:value-type="float" office:value="2.5" calcext:value-type="float">
            <text:p>2.5</text:p>
          </table:table-cell>
          <table:table-cell office:value-type="float" office:value="677.444" calcext:value-type="float">
            <text:p>677.444</text:p>
          </table:table-cell>
          <table:table-cell office:value-type="float" office:value="37" calcext:value-type="float">
            <text:p>37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2841830000" calcext:value-type="float">
            <text:p>2841830000</text:p>
          </table:table-cell>
          <table:table-cell office:value-type="float" office:value="3" calcext:value-type="float">
            <text:p>3</text:p>
          </table:table-cell>
          <table:table-cell office:value-type="float" office:value="321.375" calcext:value-type="float">
            <text:p>321.375</text:p>
          </table:table-cell>
          <table:table-cell office:value-type="float" office:value="34" calcext:value-type="float">
            <text:p>34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340250000" calcext:value-type="float">
            <text:p>1340250000</text:p>
          </table:table-cell>
          <table:table-cell office:value-type="float" office:value="2" calcext:value-type="float">
            <text:p>2</text:p>
          </table:table-cell>
          <table:table-cell office:value-type="float" office:value="141.25" calcext:value-type="float">
            <text:p>141.25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3573960000" calcext:value-type="float">
            <text:p>3573960000</text:p>
          </table:table-cell>
          <table:table-cell office:value-type="float" office:value="2.13333" calcext:value-type="float">
            <text:p>2.13333</text:p>
          </table:table-cell>
          <table:table-cell office:value-type="float" office:value="457.933" calcext:value-type="float">
            <text:p>457.933</text:p>
          </table:table-cell>
          <table:table-cell office:value-type="float" office:value="37" calcext:value-type="float">
            <text:p>37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4256970000" calcext:value-type="float">
            <text:p>4256970000</text:p>
          </table:table-cell>
          <table:table-cell office:value-type="float" office:value="1.72222" calcext:value-type="float">
            <text:p>1.72222</text:p>
          </table:table-cell>
          <table:table-cell office:value-type="float" office:value="581.611" calcext:value-type="float">
            <text:p>581.611</text:p>
          </table:table-cell>
          <table:table-cell office:value-type="float" office:value="25" calcext:value-type="float">
            <text:p>25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774650000" calcext:value-type="float">
            <text:p>1774650000</text:p>
          </table:table-cell>
          <table:table-cell office:value-type="float" office:value="1.5" calcext:value-type="float">
            <text:p>1.5</text:p>
          </table:table-cell>
          <table:table-cell office:value-type="float" office:value="222.75" calcext:value-type="float">
            <text:p>222.75</text:p>
          </table:table-cell>
          <table:table-cell office:value-type="float" office:value="27" calcext:value-type="float">
            <text:p>27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154330000" calcext:value-type="float">
            <text:p>1154330000</text:p>
          </table:table-cell>
          <table:table-cell office:value-type="float" office:value="1.44444" calcext:value-type="float">
            <text:p>1.44444</text:p>
          </table:table-cell>
          <table:table-cell office:value-type="float" office:value="118.333" calcext:value-type="float">
            <text:p>118.333</text:p>
          </table:table-cell>
          <table:table-cell office:value-type="float" office:value="21" calcext:value-type="float">
            <text:p>21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3621110000" calcext:value-type="float">
            <text:p>3621110000</text:p>
          </table:table-cell>
          <table:table-cell office:value-type="float" office:value="2.52941" calcext:value-type="float">
            <text:p>2.52941</text:p>
          </table:table-cell>
          <table:table-cell office:value-type="float" office:value="455.765" calcext:value-type="float">
            <text:p>455.765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6076290000" calcext:value-type="float">
            <text:p>6076290000</text:p>
          </table:table-cell>
          <table:table-cell office:value-type="float" office:value="2.69231" calcext:value-type="float">
            <text:p>2.69231</text:p>
          </table:table-cell>
          <table:table-cell office:value-type="float" office:value="813.308" calcext:value-type="float">
            <text:p>813.308</text:p>
          </table:table-cell>
          <table:table-cell office:value-type="float" office:value="33" calcext:value-type="float">
            <text:p>33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2107540000" calcext:value-type="float">
            <text:p>2107540000</text:p>
          </table:table-cell>
          <table:table-cell office:value-type="float" office:value="1.71429" calcext:value-type="float">
            <text:p>1.71429</text:p>
          </table:table-cell>
          <table:table-cell office:value-type="float" office:value="251.143" calcext:value-type="float">
            <text:p>251.143</text:p>
          </table:table-cell>
          <table:table-cell office:value-type="float" office:value="35" calcext:value-type="float">
            <text:p>35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325340000" calcext:value-type="float">
            <text:p>2325340000</text:p>
          </table:table-cell>
          <table:table-cell office:value-type="float" office:value="1.625" calcext:value-type="float">
            <text:p>1.625</text:p>
          </table:table-cell>
          <table:table-cell office:value-type="float" office:value="278.688" calcext:value-type="float">
            <text:p>278.688</text:p>
          </table:table-cell>
          <table:table-cell office:value-type="float" office:value="33" calcext:value-type="float">
            <text:p>33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  <table:table-cell office:value-type="float" office:value="5184570000" calcext:value-type="float">
            <text:p>5184570000</text:p>
          </table:table-cell>
          <table:table-cell office:value-type="float" office:value="3.22222" calcext:value-type="float">
            <text:p>3.22222</text:p>
          </table:table-cell>
          <table:table-cell office:value-type="float" office:value="648.167" calcext:value-type="float">
            <text:p>648.167</text:p>
          </table:table-cell>
          <table:table-cell office:value-type="float" office:value="44" calcext:value-type="float">
            <text:p>44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1725040000" calcext:value-type="float">
            <text:p>1725040000</text:p>
          </table:table-cell>
          <table:table-cell office:value-type="float" office:value="2.25" calcext:value-type="float">
            <text:p>2.25</text:p>
          </table:table-cell>
          <table:table-cell office:value-type="float" office:value="182.562" calcext:value-type="float">
            <text:p>182.562</text:p>
          </table:table-cell>
          <table:table-cell office:value-type="float" office:value="48" calcext:value-type="float">
            <text:p>48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 office:value-type="float" office:value="4754490000" calcext:value-type="float">
            <text:p>4754490000</text:p>
          </table:table-cell>
          <table:table-cell office:value-type="float" office:value="2.42857" calcext:value-type="float">
            <text:p>2.42857</text:p>
          </table:table-cell>
          <table:table-cell office:value-type="float" office:value="634.857" calcext:value-type="float">
            <text:p>634.857</text:p>
          </table:table-cell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4186200000" calcext:value-type="float">
            <text:p>4186200000</text:p>
          </table:table-cell>
          <table:table-cell office:value-type="float" office:value="2.46154" calcext:value-type="float">
            <text:p>2.46154</text:p>
          </table:table-cell>
          <table:table-cell office:value-type="float" office:value="545.462" calcext:value-type="float">
            <text:p>545.462</text:p>
          </table:table-cell>
          <table:table-cell office:value-type="float" office:value="34" calcext:value-type="float">
            <text:p>34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AVERAGE(SUM([.J2:.J31])/SUM([.H2:.H31]))*100" office:value-type="float" office:value="48.7089036263581" calcext:value-type="float">
            <text:p>48.7089036263581</text:p>
          </table:table-cell>
          <table:table-cell table:number-columns-repeated="5"/>
          <table:table-cell table:formula="of:=AVERAGE([.P2:.P31])" office:value-type="float" office:value="368" calcext:value-type="float">
            <text:p>3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22:47:37.442667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22:54:38.868203105</dc:date>
    <meta:editing-duration>PT15M25S</meta:editing-duration>
    <meta:editing-cycles>2</meta:editing-cycles>
    <meta:generator>LibreOffice/6.0.6.2$Linux_X86_64 LibreOffice_project/00m0$Build-2</meta:generator>
    <meta:document-statistic meta:table-count="1" meta:cell-count="560" meta:object-count="0"/>
  </office:meta>
</office:document-meta>
</file>